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0b1b"/>
    </style:style>
    <style:style style:name="P2" style:family="paragraph" style:parent-style-name="Text_20_body" style:list-style-name="L1">
      <style:text-properties officeooo:paragraph-rsid="001f0b1b"/>
    </style:style>
    <style:style style:name="P3" style:family="paragraph" style:parent-style-name="Text_20_body" style:list-style-name="L1">
      <style:text-properties officeooo:paragraph-rsid="0022ea74"/>
    </style:style>
    <style:style style:name="P4" style:family="paragraph" style:parent-style-name="Heading_20_3">
      <style:text-properties officeooo:rsid="001f0b1b" officeooo:paragraph-rsid="001f0b1b"/>
    </style:style>
    <style:style style:name="T1" style:family="text">
      <style:text-properties officeooo:rsid="0021c2c2"/>
    </style:style>
    <style:style style:name="T2" style:family="text">
      <style:text-properties style:font-name="Noto Sans Mono Med"/>
    </style:style>
    <style:style style:name="T3" style:family="text">
      <style:text-properties officeooo:rsid="00233a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Lab <text:span text:style-name="T1">2</text:span> Exercise <text:span text:style-name="T1">2<text:line-break/>Move inside the src directory and perform the following actions:</text:span></text:h>
      <text:list xml:id="list1858630830" text:style-name="L1">
        <text:list-item>
          <text:p text:style-name="P2">Create a simple C program, <text:span text:style-name="T2">main.c</text:span>, which displays the number of words of a text file, and copy it in the <text:span text:style-name="T2">src</text:span> directory. The filename of the text file must be given as an argument <text:span text:style-name="T1">o</text:span>f the command line.</text:p>
        </text:list-item>
        <text:list-item>
          <text:p text:style-name="P2">Copy the <text:span text:style-name="T2">main.c</text:span> file you have just created into directories <text:span text:style-name="T2">test</text:span>, <text:span text:style-name="T2">script</text:span> and <text:span text:style-name="T2">result</text:span> directories staying in the current <text:span text:style-name="T2">src</text:span> directory. Once done, verify the existence of the file using the <text:span text:style-name="T2">less</text:span> command (<text:span text:style-name="T2">man </text:span><text:span text:style-name="T3">l</text:span><text:span text:style-name="T2">ess</text:span> for details about the less command) and then delete them without moving from the current directory. Then, move to the parent directory <text:span text:style-name="T2">ex1</text:span>, and redo the same actions (copy, verify existence and delete);</text:p>
        </text:list-item>
        <text:list-item>
          <text:p text:style-name="P2">What is the difference between the <text:span text:style-name="T2">cp</text:span>, <text:span text:style-name="T2">ln</text:span> and the <text:span text:style-name="T2">mv</text:span> command?</text:p>
        </text:list-item>
        <text:list-item>
          <text:p text:style-name="P2">Compile the <text:span text:style-name="T2">main.c</text:span> file creating a <text:span text:style-name="T2">Makefile</text:span> that display all possible warning, and produces the executable file <text:span text:style-name="T2">myWC</text:span>.</text:p>
        </text:list-item>
        <text:list-item>
          <text:p text:style-name="P2">Correct any compilation error, remake and verify the existence of the <text:span text:style-name="T2">myWC</text:span> executable file.</text:p>
        </text:list-item>
        <text:list-item>
          <text:p text:style-name="P2">Verify also that the <text:span text:style-name="T2">myWC</text:span> permission is set for the file owner.</text:p>
          <text:list>
            <text:list-item>
              <text:p text:style-name="P3">Run <text:span text:style-name="T2">myWC</text:span> without arguments.</text:p>
            </text:list-item>
            <text:list-item>
              <text:p text:style-name="P3">Eliminate <text:span text:style-name="T2">myWC</text:span> <text:span text:style-name="T2">x</text:span> permission (use command chmod to change file permissions).</text:p>
            </text:list-item>
            <text:list-item>
              <text:p text:style-name="P3">Run <text:span text:style-name="T2">myWC</text:span> without arguments.</text:p>
            </text:list-item>
            <text:list-item>
              <text:p text:style-name="P3">Restore <text:span text:style-name="T2">x</text:span> permission for <text:span text:style-name="T2">myWC</text:span></text:p>
            </text:list-item>
            <text:list-item>
              <text:p text:style-name="P3">Once done, move the binary file <text:span text:style-name="T2">myWC</text:span> into the <text:span text:style-name="T2">bin</text:span> directory;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4:00.098094172</meta:creation-date>
    <dc:date>2018-10-20T16:26:55.142921581</dc:date>
    <meta:editing-duration>PT4M56S</meta:editing-duration>
    <meta:editing-cycles>5</meta:editing-cycles>
    <meta:generator>LibreOffice/6.1.2.1$Linux_X86_64 LibreOffice_project/10$Build-1</meta:generator>
    <meta:document-statistic meta:table-count="0" meta:image-count="0" meta:object-count="0" meta:page-count="1" meta:paragraph-count="12" meta:word-count="223" meta:character-count="1265" meta:non-whitespace-character-count="1065"/>
  </office:meta>
</office:document-meta>
</file>